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c5d81" officeooo:paragraph-rsid="001c5d81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ec000" officeooo:paragraph-rsid="001ec000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ec000" officeooo:paragraph-rsid="0020311e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3fcea" officeooo:paragraph-rsid="0023fcea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54cd3" officeooo:paragraph-rsid="00254cd3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c5d81" officeooo:paragraph-rsid="001c5d81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ca648" officeooo:paragraph-rsid="001ca648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dc68c" officeooo:paragraph-rsid="001dc68c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ec000" officeooo:paragraph-rsid="001ec000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3fcea" officeooo:paragraph-rsid="0023fcea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3fcea" officeooo:paragraph-rsid="002a8a32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3fcea" officeooo:paragraph-rsid="002f71bb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bda13" officeooo:paragraph-rsid="002bda13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15e6c" officeooo:paragraph-rsid="00315e6c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2fbd8" officeooo:paragraph-rsid="0032fbd8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254cd3" officeooo:paragraph-rsid="00254cd3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font-weight="bold" officeooo:rsid="0023fcea" officeooo:paragraph-rsid="0023fcea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fo:font-weight="bold" officeooo:rsid="0023fcea" officeooo:paragraph-rsid="002a8a32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font-weight="bold" officeooo:rsid="001ec000" officeooo:paragraph-rsid="0020311e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fo:font-weight="bold" officeooo:rsid="001ec000" officeooo:paragraph-rsid="001ec000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fo:font-weight="bold" officeooo:rsid="001dc68c" officeooo:paragraph-rsid="001dc68c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fo:font-weight="bold" officeooo:rsid="001ca648" officeooo:paragraph-rsid="001ca648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fo:font-weight="bold" officeooo:rsid="00315e6c" officeooo:paragraph-rsid="00315e6c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fo:font-weight="bold" officeooo:rsid="0032fbd8" officeooo:paragraph-rsid="0032fbd8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officeooo:paragraph-rsid="0032fbd8" style:font-size-asian="14pt" style:font-size-complex="14pt"/>
    </style:style>
    <style:style style:name="T1" style:family="text">
      <style:text-properties fo:font-weight="normal" officeooo:rsid="0032fbd8" style:font-weight-asian="normal" style:font-weight-complex="normal"/>
    </style:style>
    <style:style style:name="T2" style:family="text">
      <style:text-properties officeooo:rsid="0020311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officeooo:rsid="00269cf0"/>
    </style:style>
    <style:style style:name="T6" style:family="text">
      <style:text-properties officeooo:rsid="002a8a3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f71bb" style:font-weight-asian="bold" style:font-weight-complex="bold"/>
    </style:style>
    <style:style style:name="T9" style:family="text">
      <style:text-properties fo:font-weight="bold" officeooo:rsid="00315e6c" style:font-weight-asian="bold" style:font-weight-complex="bold"/>
    </style:style>
    <style:style style:name="T10" style:family="text">
      <style:text-properties fo:font-weight="bold" officeooo:rsid="0032fbd8" style:font-weight-asian="bold" style:font-weight-complex="bold"/>
    </style:style>
    <style:style style:name="T11" style:family="text">
      <style:text-properties officeooo:rsid="002f71bb"/>
    </style:style>
    <style:style style:name="T12" style:family="text">
      <style:text-properties officeooo:rsid="00315e6c"/>
    </style:style>
    <style:style style:name="T13" style:family="text">
      <style:text-properties style:font-name="Times New Roman" fo:font-size="14pt" fo:font-weight="normal" officeooo:rsid="0032fbd8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32fbd8" style:font-size-asian="12.25pt" style:font-weight-asian="normal" style:font-size-complex="14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ÀI THỰC HÀNH 1</text:p>
      <text:p text:style-name="P6">Bài 1:</text:p>
      <text:p text:style-name="P6">- Lệnh <text:span text:style-name="T7">touch</text:span> được dùng để tạo một file mới.</text:p>
      <text:p text:style-name="P6">VD: <text:span text:style-name="T7">touch vidu.sh</text:span></text:p>
      <text:p text:style-name="P6"><text:span text:style-name="T7">touch vidu1.sh vidu2.sh</text:span></text:p>
      <text:p text:style-name="P6">- Các công dụng của lệnh <text:span text:style-name="T7">cat</text:span>:</text:p>
      <text:p text:style-name="P6">+ Đọc nội dung file</text:p>
      <text:p text:style-name="P6">VD: <text:span text:style-name="T7">hien@hien-laptop:~$ cat vidu.txt vidu1.txt</text:span></text:p>
      <text:p text:style-name="P6">This line is in vidu.txt</text:p>
      <text:p text:style-name="P6">This line is in vidu1.txt</text:p>
      <text:p text:style-name="P7">+Tạo file</text:p>
      <text:p text:style-name="P7">VD: </text:p>
      <text:p text:style-name="P22">hien@hien-laptop:~$ cat &gt;vidu3.txt</text:p>
      <text:p text:style-name="P7">Hello world</text:p>
      <text:p text:style-name="P22">hien@hien-laptop:~$ cat vidu3.txt</text:p>
      <text:p text:style-name="P7">Hello world</text:p>
      <text:p text:style-name="P7">+Xóa điểm cuối tùy ý</text:p>
      <text:p text:style-name="P7">Vd:</text:p>
      <text:p text:style-name="P22">hien@hien-laptop:~$ cat vidu3.txt</text:p>
      <text:p text:style-name="P7">Hello world</text:p>
      <text:p text:style-name="P7">END</text:p>
      <text:p text:style-name="P22">hien@hien-laptop:~$ cat &gt;vidu3.txt &lt;&lt; END</text:p>
      <text:p text:style-name="P7">&gt; Hello world</text:p>
      <text:p text:style-name="P7">&gt; END</text:p>
      <text:p text:style-name="P22">hien@hien-laptop:~$ cat vidu3.txt</text:p>
      <text:p text:style-name="P7">Hello world</text:p>
      <text:p text:style-name="P8">+Sao chép file</text:p>
      <text:p text:style-name="P21">hien@hien-laptop:~$ cat vidu3.txt</text:p>
      <text:p text:style-name="P8">Hello world</text:p>
      <text:p text:style-name="P21">hien@hien-laptop:~$ cat vidu3.txt &gt; vidu4.txt</text:p>
      <text:p text:style-name="P21">hien@hien-laptop:~$ cat vidu4.txt</text:p>
      <text:p text:style-name="P8">Hello world</text:p>
      <text:p text:style-name="P8">+Đọc ngược nội dung file</text:p>
      <text:p text:style-name="P21">hien@hien-laptop:~$ cat count</text:p>
      <text:p text:style-name="P8">2</text:p>
      <text:p text:style-name="P8">3</text:p>
      <text:p text:style-name="P8">4</text:p>
      <text:p text:style-name="P8">Captain Teemo on duty</text:p>
      <text:p text:style-name="P21">hien@hien-laptop:~$ tac count</text:p>
      <text:p text:style-name="P8">Captain Teemo on duty</text:p>
      <text:p text:style-name="P8">4</text:p>
      <text:p text:style-name="P8">3</text:p>
      <text:p text:style-name="P8">2</text:p>
      <text:p text:style-name="P8"/>
      <text:p text:style-name="P2">Bài 2:</text:p>
      <text:p text:style-name="P2"><text:soft-page-break/>- Hiển thị số lượng các từ trong một file text <text:s/><text:span text:style-name="T2">(tùy chọn -w)</text:span></text:p>
      <text:p text:style-name="P20">hien@hien-laptop:~$ wc -w football.txt</text:p>
      <text:p text:style-name="P2">284 football.txt</text:p>
      <text:p text:style-name="P3">- Hiển thị số lượng các dòng trong một file text <text:span text:style-name="T2">(tùy chọn -l)</text:span></text:p>
      <text:p text:style-name="P19">hien@hien-laptop:~$ wc -l football.txt</text:p>
      <text:p text:style-name="P3">14 football.txt</text:p>
      <text:p text:style-name="P3">- Hiển thị số lượng các <text:span text:style-name="T2">ký tự</text:span> trong một file text <text:span text:style-name="T2">(tùy chọn -c)</text:span></text:p>
      <text:p text:style-name="P19">hien@hien-laptop:~$ wc -c football.txt</text:p>
      <text:p text:style-name="P3">1780 football.txt</text:p>
      <text:p text:style-name="P5">- Hiển thị danh sách file trong thư mục <text:span text:style-name="T3">/usr/bin </text:span><text:span text:style-name="T4">và sắp xếp kết quả theo thứ tự tăng dần/giảm dần:</text:span></text:p>
      <text:p text:style-name="P16">+ <text:span text:style-name="T7">ls -sort</text:span></text:p>
      <text:p text:style-name="P4">Bài 3:</text:p>
      <text:p text:style-name="P4">-Dùng lệnh head cho biết thông tin 3 user đầu trong mypassword.txt</text:p>
      <text:p text:style-name="P17">hien@hien-laptop:~/mydir$ head -3 mypassword.txt</text:p>
      <text:p text:style-name="P4">root:x:0:0:root:/root:/bin/bash</text:p>
      <text:p text:style-name="P4">daemon:x:1:1:daemon:/usr/sbin:/usr/sbin/nologin</text:p>
      <text:p text:style-name="P4">bin:x:2:2:bin:/bin:/usr/sbin/nologin</text:p>
      <text:p text:style-name="P4">-Dùng lệnh head cho biết thông tin 3 user cuối trong mypassword.txt</text:p>
      <text:p text:style-name="P17">hien@hien-laptop:~/mydir$ tail <text:s/>-3 mypassword.txt</text:p>
      <text:p text:style-name="P4">geoclue:x:120:126::/var/lib/geoclue:/bin/false</text:p>
      <text:p text:style-name="P4">gdm:x:121:127:Gnome Display Manager:/var/lib/gdm3:/bin/false</text:p>
      <text:p text:style-name="P4">hien:x:1000:1000:hien,,,:/home/hien:/bin/bash</text:p>
      <text:p text:style-name="P12">-<text:span text:style-name="T11">Lệnh nào trong 3 lệnh trên cho ta biết thông tin từ user thứ 4 đến hết</text:span></text:p>
      <text:p text:style-name="P12"><text:span text:style-name="T8">tail -4 mypassword.txt</text:span><text:span text:style-name="T11"> </text:span></text:p>
      <text:p text:style-name="P4">-<text:span text:style-name="T5">Cho biết thông tin của user thứ 4 đến thứ 15</text:span></text:p>
      <text:p text:style-name="P17">hien@hien-laptop:~/mydir$ head -<text:span text:style-name="T5">15</text:span> mypassword.txt | tail -$((<text:span text:style-name="T5">15</text:span>-4+1))</text:p>
      <text:p text:style-name="P11">-<text:span text:style-name="T6">Sử dụng lệnh wc cho biết tổng số user trong mypassword.txt</text:span></text:p>
      <text:p text:style-name="P18">hien@hien-laptop:~/mydir$ wc -l mypassword.txt </text:p>
      <text:p text:style-name="P4">41 mypassword.txt</text:p>
      <text:p text:style-name="P15">Bài 4:</text:p>
      <text:p text:style-name="P15">-<text:span text:style-name="T7">cd /etc/init.d</text:span></text:p>
      <text:p text:style-name="P15">-<text:span text:style-name="T7">pwd</text:span> in ra địa chỉ kho đang hiện hành </text:p>
      <text:p text:style-name="P15">-<text:span text:style-name="T7">pwd -P</text:span> in ra địa chỉ vật lý của kho mà không có liên kết tượng trưng nào</text:p>
      <text:p text:style-name="P15">-<text:span text:style-name="T7">cd / &amp;&amp; pwd &amp;&amp; cd -P /etc/init.d &amp;&amp; pwd &amp;&amp; cd</text:span> và <text:span text:style-name="T7">cd / &amp;&amp; pwd &amp;&amp; cd -L /etc/init.d &amp;&amp; pwd &amp;&amp; cd ~</text:span> có kết quả giống nhau là in ra <text:span text:style-name="T7">/ /etc/init.d</text:span></text:p>
      <text:p text:style-name="P24">-cd /etc</text:p>
      <text:p text:style-name="P15"><text:span text:style-name="T7">-ls</text:span> liệt kê nội dung thư mục </text:p>
      <text:p text:style-name="P15"><text:span text:style-name="T7">-ls -i</text:span> hiển thị index number của mỗi tập tin thư mục </text:p>
      <text:p text:style-name="P15"><text:span text:style-name="T7">-ls -l</text:span> liệt kê nội dung thư mục theo kiểu danh sách </text:p>
      <text:p text:style-name="P15"><text:span text:style-name="T7">-ls -a</text:span> liệt kê nội dung thư mục kể cả file ẩn </text:p>
      <text:p text:style-name="P15"><text:span text:style-name="T7">-ls -i</text:span> là làm cả 3 việc trên </text:p>
      <text:p text:style-name="P15">-blue thư mục</text:p>
      <text:p text:style-name="P15">-green file shell script </text:p>
      <text:p text:style-name="P15">-white file text đơn giản </text:p>
      <text:p text:style-name="P15"><text:soft-page-break/>-cyan đường dẫn đến file text đơn giản </text:p>
      <text:p text:style-name="P25"><text:span text:style-name="T10">-</text:span><text:span text:style-name="T7">mkdir /a/b/c/d/e/f/g/h</text:span> tạo một thư mục</text:p>
      <text:p text:style-name="P25"><text:span text:style-name="T7">-mkdir /a /a/b /a/b/c</text:span> tạo nhiều thư mục </text:p>
      <text:p text:style-name="P25"><text:span text:style-name="T7">-mkdir -p /a/b/c/d/e/f</text:span> tạo thư mục kèm thư mục cha</text:p>
      <text:p text:style-name="P13">Bài 5:</text:p>
      <text:p text:style-name="P13">-Dùng <text:span text:style-name="T12">lệnh </text:span><text:span text:style-name="T9">cat</text:span><text:span text:style-name="T12"> để tạo file tên thegioimang.txt</text:span></text:p>
      <text:p text:style-name="P23">cat &gt; thegioimang.txt</text:p>
      <text:p text:style-name="P14">-Tạo ra cây thư mục</text:p>
      <text:p text:style-name="P23">+mkdir athena</text:p>
      <text:p text:style-name="P23">+cd athena</text:p>
      <text:p text:style-name="P23">+mkdir class1 class2 class3 class4 class5 class6</text:p>
      <text:p text:style-name="P23">+mkdir class2/basic_network class3/linux class4/ccna class5/ccnp class6/mcsa class6/ceh</text:p>
      <text:p text:style-name="P2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8:20:29.024803026</meta:creation-date>
    <dc:date>2018-04-12T10:07:10.527833701</dc:date>
    <meta:editing-duration>PT39M39S</meta:editing-duration>
    <meta:editing-cycles>4</meta:editing-cycles>
    <meta:generator>LibreOffice/5.4.5.1$Linux_X86_64 LibreOffice_project/40m0$Build-1</meta:generator>
    <meta:document-statistic meta:table-count="0" meta:image-count="0" meta:object-count="0" meta:page-count="3" meta:paragraph-count="99" meta:word-count="516" meta:character-count="3066" meta:non-whitespace-character-count="2634"/>
  </office:meta>
</office:document-meta>
</file>